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E96E7FCCB4E55C4.png" manifest:media-type="image/png"/>
  <manifest:file-entry manifest:full-path="Pictures/1000000000000780000004382B9136EAB68C85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03c" officeooo:paragraph-rsid="0001f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382in, 4.7752in, 0.47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209in, 6.1992in, 0.6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irst attempt at modeling:</text:p>
      <text:p text:style-name="P1"><draw:frame draw:style-name="fr2" draw:name="Image2" text:anchor-type="paragraph" svg:x="-0.4835in" svg:y="0.3319in" svg:width="7.3839in" svg:height="3.2634in" draw:z-index="1"><draw:image xlink:href="Pictures/100000000000078000000438DE96E7FCCB4E55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5083in" svg:y="0.5492in" svg:width="7.7866in" svg:height="1.5173in" draw:z-index="0"><draw:image xlink:href="Pictures/1000000000000780000004382B9136EAB68C85ED.png" xlink:type="simple" xlink:show="embed" xlink:actuate="onLoad" loext:mime-type="image/png"/></draw:frame><text:soft-page-break/>Correla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51:09.046000000</meta:creation-date>
    <dc:date>2018-11-24T11:58:24.388000000</dc:date>
    <meta:editing-duration>PT7M15S</meta:editing-duration>
    <meta:editing-cycles>1</meta:editing-cycles>
    <meta:document-statistic meta:table-count="0" meta:image-count="2" meta:object-count="0" meta:page-count="2" meta:paragraph-count="2" meta:word-count="5" meta:character-count="38" meta:non-whitespace-character-count="35"/>
    <meta:generator>LibreOffice/6.1.0.3$Windows_X86_64 LibreOffice_project/efb621ed25068d70781dc026f7e9c5187a4decd1</meta:generator>
  </office:meta>
</office:document-meta>
</file>